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012456"/>
      <style:paragraph-properties fo:background-color="#012456"/>
      <style:text-properties fo:color="#f5f5f5" style:font-name="Lucida Console" fo:font-size="9pt" style:font-size-asian="9pt"/>
    </style:style>
    <style:style style:name="P2" style:family="paragraph" style:parent-style-name="Standard">
      <loext:graphic-properties draw:fill="solid" draw:fill-color="#012456"/>
      <style:paragraph-properties fo:background-color="#012456"/>
      <style:text-properties fo:color="#00ffff" style:font-name="Lucida Console" fo:font-size="9pt" style:font-size-asian="9pt"/>
    </style:style>
    <style:style style:name="P3" style:family="paragraph" style:parent-style-name="Standard">
      <style:text-properties fo:color="#f5f5f5" style:font-name="Lucida Console" fo:font-size="9pt" style:font-size-asian="9pt"/>
    </style:style>
    <style:style style:name="P4" style:family="paragraph" style:parent-style-name="Standard">
      <loext:graphic-properties draw:fill="solid" draw:fill-color="#012456"/>
      <style:paragraph-properties fo:background-color="#012456"/>
      <style:text-properties fo:color="#f5f5f5" style:font-name="Lucida Console" fo:font-size="9pt" style:font-size-asian="9pt"/>
    </style:style>
    <style:style style:name="P5" style:family="paragraph" style:parent-style-name="Standard">
      <loext:graphic-properties draw:fill="solid" draw:fill-color="#012456"/>
      <style:paragraph-properties fo:background-color="#012456"/>
      <style:text-properties fo:color="#f5f5f5" style:font-name="Lucida Console" fo:font-size="9pt" style:font-size-asian="9pt"/>
    </style:style>
    <style:style style:name="P6" style:family="paragraph" style:parent-style-name="Standard">
      <loext:graphic-properties draw:fill="solid" draw:fill-color="#012456"/>
      <style:paragraph-properties fo:background-color="#012456"/>
      <style:text-properties fo:color="#00ffff" style:font-name="Lucida Console" fo:font-size="9pt" style:font-size-asian="9pt"/>
    </style:style>
    <style:style style:name="P7" style:family="paragraph" style:parent-style-name="Standard">
      <loext:graphic-properties draw:fill="solid" draw:fill-color="#012456"/>
      <style:paragraph-properties fo:background-color="#012456"/>
      <style:text-properties fo:color="#00ffff" style:font-name="Lucida Console" fo:font-size="9pt" style:font-size-asian="9pt"/>
    </style:style>
    <style:style style:name="P8" style:family="paragraph" style:parent-style-name="Standard">
      <loext:graphic-properties draw:fill="solid" draw:fill-color="#012456"/>
      <style:paragraph-properties fo:background-color="#012456"/>
    </style:style>
    <style:style style:name="T1" style:family="text">
      <style:text-properties fo:color="#f5f5f5" style:font-name="Lucida Console" fo:font-size="9pt" style:font-size-asian="9pt"/>
    </style:style>
    <style:style style:name="T2" style:family="text">
      <style:text-properties fo:color="#f5f5f5" style:font-name="Lucida Console" fo:font-size="9pt" style:font-size-asian="9pt"/>
    </style:style>
    <style:style style:name="T3" style:family="text">
      <style:text-properties fo:color="#00ffff" style:font-name="Lucida Console" fo:font-size="9pt" style:font-size-asian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PS C:\Users\ncterry&gt; #=============================</text:p>
      <text:p text:style-name="P8"><text:span text:style-name="T1">#Import the connectivity test</text:span></text:p>
      <text:p text:style-name="P8"><text:span text:style-name="T1">cd C:\Users\ncterry\Desktop</text:span></text:p>
      <text:p text:style-name="P8"><text:span text:style-name="T1">cd .\HTTP-Connectivity-Tester\Examples\Microsoft\WindowsDefenderSmartScreen</text:span></text:p>
      <text:p text:style-name="P1"/>
      <text:p text:style-name="P8"><text:span text:style-name="T1">#Import the connectivity test</text:span></text:p>
      <text:p text:style-name="P8"><text:span text:style-name="T1">Import-Module -Name .\WDSSConnectivity.psm1</text:span></text:p>
      <text:p text:style-name="P1"/>
      <text:p text:style-name="P8"><text:span text:style-name="T1">#An example of a test.</text:span></text:p>
      <text:p text:style-name="P8"><text:span text:style-name="T1">$connectivity = Get-WDSSConnectivity -Verbose</text:span></text:p>
      <text:p text:style-name="P8"><text:span text:style-name="T1">$connectivity | Format-List -Property Blocked,TestUrl,UnblockUrl,DnsAliases,IpAddresses,Description,Resolved,ActualStatusCode,ExpectedStatusCode,UnexpectedStatus </text:span></text:p>
      <text:p text:style-name="P8"><text:span text:style-name="T1">#=============================</text:span></text:p>
      <text:p text:style-name="P8"><text:span text:style-name="T1"># Same 5 lines again, but it will import and run the adjusted ps1 module that we changed.</text:span></text:p>
      <text:p text:style-name="P1"/>
      <text:p text:style-name="P8"><text:span text:style-name="T3">VERBOSE: </text:span></text:p>
      <text:p text:style-name="P8"><text:span text:style-name="T3">*************************************************</text:span></text:p>
      <text:p text:style-name="P8"><text:span text:style-name="T3">Testing https://apprep.smartscreen.microsoft.com/</text:span></text:p>
      <text:p text:style-name="P8"><text:span text:style-name="T3">*************************************************</text:span></text:p>
      <text:p text:style-name="P2"/>
      <text:p text:style-name="P8"><text:span text:style-name="T3">VERBOSE: </text:span></text:p>
      <text:p text:style-name="P8"><text:span text:style-name="T3">Test Url: https://apprep.smartscreen.microsoft.com/</text:span></text:p>
      <text:p text:style-name="P8"><text:span text:style-name="T3">Url to Unblock: https://*.smartscreen.microsoft.com</text:span></text:p>
      <text:p text:style-name="P8"><text:span text:style-name="T3">Url Type: Pattern</text:span></text:p>
      <text:p text:style-name="P8"><text:span text:style-name="T3">Description: </text:span></text:p>
      <text:p text:style-name="P8"><text:span text:style-name="T3">Resolved: True</text:span></text:p>
      <text:p text:style-name="P8"><text:span text:style-name="T3">IP Addresses: 13.68.247.210</text:span></text:p>
      <text:p text:style-name="P8"><text:span text:style-name="T3">DNS Aliases: wd-prod-ss.trafficmanager.net, wd-prod-ss-us-east-2-fe.eastus.cloudapp.azure.com</text:span></text:p>
      <text:p text:style-name="P8"><text:span text:style-name="T3">Actual Status Code: 404</text:span></text:p>
      <text:p text:style-name="P8"><text:span text:style-name="T3">Expected Status Code: 404</text:span></text:p>
      <text:p text:style-name="P8"><text:span text:style-name="T3">Is Unexpected Status Code: False</text:span></text:p>
      <text:p text:style-name="P8"><text:span text:style-name="T3">Status Message: </text:span></text:p>
      <text:p text:style-name="P8"><text:span text:style-name="T3">Blocked: False</text:span></text:p>
      <text:p text:style-name="P8"><text:span text:style-name="T3">Certificate Error: False</text:span></text:p>
      <text:p text:style-name="P8"><text:span text:style-name="T3">Certificate Error Message: </text:span></text:p>
      <text:p text:style-name="P8"><text:span text:style-name="T3">Ignore Certificate Validation Errors: False</text:span></text:p>
      <text:p text:style-name="P8"><text:span text:style-name="T3">Certificate Validation Error: False</text:span></text:p>
      <text:p text:style-name="P8"><text:span text:style-name="T3">Certificate Validation Error Message: </text:span></text:p>
      <text:p text:style-name="P2"/>
      <text:p text:style-name="P2"/>
      <text:p text:style-name="P8"><text:span text:style-name="T3">VERBOSE: </text:span></text:p>
      <text:p text:style-name="P8"><text:span text:style-name="T3">*************************************************</text:span></text:p>
      <text:p text:style-name="P8"><text:span text:style-name="T3">Testing https://ars.smartscreen.microsoft.com/</text:span></text:p>
      <text:p text:style-name="P8"><text:span text:style-name="T3">*************************************************</text:span></text:p>
      <text:p text:style-name="P2"/>
      <text:p text:style-name="P8"><text:span text:style-name="T3">VERBOSE: </text:span></text:p>
      <text:p text:style-name="P8"><text:span text:style-name="T3">Test Url: https://ars.smartscreen.microsoft.com/</text:span></text:p>
      <text:p text:style-name="P8"><text:span text:style-name="T3">Url to Unblock: https://*.smartscreen.microsoft.com</text:span></text:p>
      <text:p text:style-name="P8"><text:span text:style-name="T3">Url Type: Pattern</text:span></text:p>
      <text:p text:style-name="P8"><text:span text:style-name="T3">Description: SmartScreen URL used by Windows Defender SmartScreen (smartscreen.exe)</text:span></text:p>
      <text:p text:style-name="P8"><text:span text:style-name="T3">Resolved: True</text:span></text:p>
      <text:p text:style-name="P8"><text:span text:style-name="T3">IP Addresses: 13.68.247.210</text:span></text:p>
      <text:p text:style-name="P8"><text:span text:style-name="T3">DNS Aliases: wd-prod-ss.trafficmanager.net, wd-prod-ss-us-east-2-fe.eastus.cloudapp.azure.com</text:span></text:p>
      <text:p text:style-name="P8"><text:span text:style-name="T3">Actual Status Code: 404</text:span></text:p>
      <text:p text:style-name="P8"><text:span text:style-name="T3">Expected Status Code: 404</text:span></text:p>
      <text:p text:style-name="P8"><text:span text:style-name="T3">Is Unexpected Status Code: False</text:span></text:p>
      <text:p text:style-name="P8"><text:span text:style-name="T3">Status Message: </text:span></text:p>
      <text:p text:style-name="P8"><text:span text:style-name="T3">Blocked: False</text:span></text:p>
      <text:p text:style-name="P8"><text:span text:style-name="T3">Certificate Error: False</text:span></text:p>
      <text:p text:style-name="P8"><text:span text:style-name="T3">Certificate Error Message: </text:span></text:p>
      <text:p text:style-name="P8"><text:span text:style-name="T3">Ignore Certificate Validation Errors: False</text:span></text:p>
      <text:p text:style-name="P8"><text:span text:style-name="T3">Certificate Validation Error: False</text:span></text:p>
      <text:p text:style-name="P8"><text:span text:style-name="T3">Certificate Validation Error Message: </text:span></text:p>
      <text:p text:style-name="P2"/>
      <text:p text:style-name="P2"/>
      <text:p text:style-name="P8"><text:span text:style-name="T3">VERBOSE: </text:span></text:p>
      <text:p text:style-name="P8"><text:span text:style-name="T3">*************************************************</text:span></text:p>
      <text:p text:style-name="P8"><text:span text:style-name="T3">Testing https://c.urs.microsoft.com/</text:span></text:p>
      <text:p text:style-name="P8"><text:span text:style-name="T3">*************************************************</text:span></text:p>
      <text:p text:style-name="P2"/>
      <text:p text:style-name="P8"><text:span text:style-name="T3">VERBOSE: </text:span></text:p>
      <text:p text:style-name="P8"><text:span text:style-name="T3">Test Url: https://c.urs.microsoft.com/</text:span></text:p>
      <text:p text:style-name="P8"><text:span text:style-name="T3">Url to Unblock: https://*.urs.microsoft.com</text:span></text:p>
      <text:p text:style-name="P8"><text:span text:style-name="T3">Url Type: Pattern</text:span></text:p>
      <text:p text:style-name="P8"><text:span text:style-name="T3">Description: SmartScreen URL used by Internet Explorer (iexplore.exe), Edge (MicrosoftEdge.exe)</text:span></text:p>
      <text:p text:style-name="P8"><text:span text:style-name="T3">Resolved: True</text:span></text:p>
      <text:p text:style-name="P8"><text:span text:style-name="T3">IP Addresses: 13.68.247.210</text:span></text:p>
      <text:p text:style-name="P8"><text:span text:style-name="T3">DNS Aliases: wd-prod-ss.trafficmanager.net, wd-prod-ss-us-east-2-fe.eastus.cloudapp.azure.com</text:span></text:p>
      <text:p text:style-name="P8"><text:span text:style-name="T3">Actual Status Code: 404</text:span></text:p>
      <text:p text:style-name="P8"><text:soft-page-break/><text:span text:style-name="T3">Expected Status Code: 404</text:span></text:p>
      <text:p text:style-name="P8"><text:span text:style-name="T3">Is Unexpected Status Code: False</text:span></text:p>
      <text:p text:style-name="P8"><text:span text:style-name="T3">Status Message: </text:span></text:p>
      <text:p text:style-name="P8"><text:span text:style-name="T3">Blocked: False</text:span></text:p>
      <text:p text:style-name="P8"><text:span text:style-name="T3">Certificate Error: False</text:span></text:p>
      <text:p text:style-name="P8"><text:span text:style-name="T3">Certificate Error Message: </text:span></text:p>
      <text:p text:style-name="P8"><text:span text:style-name="T3">Ignore Certificate Validation Errors: False</text:span></text:p>
      <text:p text:style-name="P8"><text:span text:style-name="T3">Certificate Validation Error: False</text:span></text:p>
      <text:p text:style-name="P8"><text:span text:style-name="T3">Certificate Validation Error Message: </text:span></text:p>
      <text:p text:style-name="P2"/>
      <text:p text:style-name="P2"/>
      <text:p text:style-name="P8"><text:span text:style-name="T3">VERBOSE: </text:span></text:p>
      <text:p text:style-name="P8"><text:span text:style-name="T3">*************************************************</text:span></text:p>
      <text:p text:style-name="P8"><text:span text:style-name="T3">Testing https://feedback.smartscreen.microsoft.com/</text:span></text:p>
      <text:p text:style-name="P8"><text:span text:style-name="T3">*************************************************</text:span></text:p>
      <text:p text:style-name="P2"/>
      <text:p text:style-name="P8"><text:span text:style-name="T3">VERBOSE: </text:span></text:p>
      <text:p text:style-name="P8"><text:span text:style-name="T3">Test Url: https://feedback.smartscreen.microsoft.com/</text:span></text:p>
      <text:p text:style-name="P8"><text:span text:style-name="T3">Url to Unblock: https://*smartscreen-prod.microsoft.com</text:span></text:p>
      <text:p text:style-name="P8"><text:span text:style-name="T3">Url Type: Pattern</text:span></text:p>
      <text:p text:style-name="P8"><text:span text:style-name="T3">Description: SmartScreen URL used by users to report feedback on SmartScreen accuracy for a URL</text:span></text:p>
      <text:p text:style-name="P8"><text:span text:style-name="T3">Resolved: True</text:span></text:p>
      <text:p text:style-name="P8"><text:span text:style-name="T3">IP Addresses: 23.96.1.109</text:span></text:p>
      <text:p text:style-name="P8"><text:span text:style-name="T3">DNS Aliases: feedbacksite-prod.trafficmanager.net, fb.smartscreen.microsoft.com, wdsi-filesubmissio</text:span></text:p>
      <text:p text:style-name="P8"><text:span text:style-name="T3">n.trafficmanager.net, securityintelligencecenter-eastus.azurewebsites.net, waws-prod-blu-017.sip.az</text:span></text:p>
      <text:p text:style-name="P8"><text:span text:style-name="T3">urewebsites.windows.net</text:span></text:p>
      <text:p text:style-name="P8"><text:span text:style-name="T3">Actual Status Code: 200</text:span></text:p>
      <text:p text:style-name="P8"><text:span text:style-name="T3">Expected Status Code: 403</text:span></text:p>
      <text:p text:style-name="P8"><text:span text:style-name="T3">Is Unexpected Status Code: False</text:span></text:p>
      <text:p text:style-name="P8"><text:span text:style-name="T3">Status Message: </text:span></text:p>
      <text:p text:style-name="P8"><text:span text:style-name="T3">Blocked: False</text:span></text:p>
      <text:p text:style-name="P8"><text:span text:style-name="T3">Certificate Error: False</text:span></text:p>
      <text:p text:style-name="P8"><text:span text:style-name="T3">Certificate Error Message: </text:span></text:p>
      <text:p text:style-name="P8"><text:span text:style-name="T3">Ignore Certificate Validation Errors: False</text:span></text:p>
      <text:p text:style-name="P8"><text:span text:style-name="T3">Certificate Validation Error: False</text:span></text:p>
      <text:p text:style-name="P8"><text:span text:style-name="T3">Certificate Validation Error Message: </text:span></text:p>
      <text:p text:style-name="P2"/>
      <text:p text:style-name="P2"/>
      <text:p text:style-name="P8"><text:span text:style-name="T3">VERBOSE: </text:span></text:p>
      <text:p text:style-name="P8"><text:span text:style-name="T3">*************************************************</text:span></text:p>
      <text:p text:style-name="P8"><text:span text:style-name="T3">Testing https://nav.smartscreen.microsoft.com/</text:span></text:p>
      <text:p text:style-name="P8"><text:span text:style-name="T3">*************************************************</text:span></text:p>
      <text:p text:style-name="P2"/>
      <text:p text:style-name="P8"><text:span text:style-name="T3">VERBOSE: </text:span></text:p>
      <text:p text:style-name="P8"><text:span text:style-name="T3">Test Url: https://nav.smartscreen.microsoft.com/</text:span></text:p>
      <text:p text:style-name="P8"><text:span text:style-name="T3">Url to Unblock: https://*.smartscreen.microsoft.com</text:span></text:p>
      <text:p text:style-name="P8"><text:span text:style-name="T3">Url Type: Pattern</text:span></text:p>
      <text:p text:style-name="P8"><text:span text:style-name="T3">Description: SmartScreen URL used by Windows Defender SmartScreen (smartscreen.exe)</text:span></text:p>
      <text:p text:style-name="P8"><text:span text:style-name="T3">Resolved: True</text:span></text:p>
      <text:p text:style-name="P8"><text:span text:style-name="T3">IP Addresses: 13.68.247.210</text:span></text:p>
      <text:p text:style-name="P8"><text:span text:style-name="T3">DNS Aliases: wd-prod-ss.trafficmanager.net, wd-prod-ss-us-east-2-fe.eastus.cloudapp.azure.com</text:span></text:p>
      <text:p text:style-name="P8"><text:span text:style-name="T3">Actual Status Code: 404</text:span></text:p>
      <text:p text:style-name="P8"><text:span text:style-name="T3">Expected Status Code: 404</text:span></text:p>
      <text:p text:style-name="P8"><text:span text:style-name="T3">Is Unexpected Status Code: False</text:span></text:p>
      <text:p text:style-name="P8"><text:span text:style-name="T3">Status Message: </text:span></text:p>
      <text:p text:style-name="P8"><text:span text:style-name="T3">Blocked: False</text:span></text:p>
      <text:p text:style-name="P8"><text:span text:style-name="T3">Certificate Error: False</text:span></text:p>
      <text:p text:style-name="P8"><text:span text:style-name="T3">Certificate Error Message: </text:span></text:p>
      <text:p text:style-name="P8"><text:span text:style-name="T3">Ignore Certificate Validation Errors: False</text:span></text:p>
      <text:p text:style-name="P8"><text:span text:style-name="T3">Certificate Validation Error: False</text:span></text:p>
      <text:p text:style-name="P8"><text:span text:style-name="T3">Certificate Validation Error Message: </text:span></text:p>
      <text:p text:style-name="P2"/>
      <text:p text:style-name="P2"/>
      <text:p text:style-name="P8"><text:span text:style-name="T3">VERBOSE: </text:span></text:p>
      <text:p text:style-name="P8"><text:span text:style-name="T3">*************************************************</text:span></text:p>
      <text:p text:style-name="P8"><text:span text:style-name="T3">Testing https://nf.smartscreen.microsoft.com/</text:span></text:p>
      <text:p text:style-name="P8"><text:span text:style-name="T3">*************************************************</text:span></text:p>
      <text:p text:style-name="P2"/>
      <text:p text:style-name="P8"><text:span text:style-name="T3">VERBOSE: </text:span></text:p>
      <text:p text:style-name="P8"><text:span text:style-name="T3">Test Url: https://nf.smartscreen.microsoft.com/</text:span></text:p>
      <text:p text:style-name="P8"><text:span text:style-name="T3">Url to Unblock: https://*.smartscreen.microsoft.com</text:span></text:p>
      <text:p text:style-name="P8"><text:span text:style-name="T3">Url Type: Pattern</text:span></text:p>
      <text:p text:style-name="P8"><text:span text:style-name="T3">Description: SmartScreen URL used by Windows Defender Antivirus Network Inspection Service (NisSrv.</text:span></text:p>
      <text:p text:style-name="P8"><text:span text:style-name="T3">exe)</text:span></text:p>
      <text:p text:style-name="P8"><text:span text:style-name="T3">Resolved: True</text:span></text:p>
      <text:p text:style-name="P8"><text:span text:style-name="T3">IP Addresses: 13.68.247.210</text:span></text:p>
      <text:p text:style-name="P8"><text:span text:style-name="T3">DNS Aliases: wd-prod-ss.trafficmanager.net, wd-prod-ss-us-east-2-fe.eastus.cloudapp.azure.com</text:span></text:p>
      <text:p text:style-name="P8"><text:span text:style-name="T3">Actual Status Code: 404</text:span></text:p>
      <text:p text:style-name="P8"><text:span text:style-name="T3">Expected Status Code: 404</text:span></text:p>
      <text:p text:style-name="P8"><text:span text:style-name="T3">Is Unexpected Status Code: False</text:span></text:p>
      <text:p text:style-name="P8"><text:soft-page-break/><text:span text:style-name="T3">Status Message: </text:span></text:p>
      <text:p text:style-name="P8"><text:span text:style-name="T3">Blocked: False</text:span></text:p>
      <text:p text:style-name="P8"><text:span text:style-name="T3">Certificate Error: False</text:span></text:p>
      <text:p text:style-name="P8"><text:span text:style-name="T3">Certificate Error Message: </text:span></text:p>
      <text:p text:style-name="P8"><text:span text:style-name="T3">Ignore Certificate Validation Errors: False</text:span></text:p>
      <text:p text:style-name="P8"><text:span text:style-name="T3">Certificate Validation Error: False</text:span></text:p>
      <text:p text:style-name="P8"><text:span text:style-name="T3">Certificate Validation Error Message: </text:span></text:p>
      <text:p text:style-name="P2"/>
      <text:p text:style-name="P2"/>
      <text:p text:style-name="P8"><text:span text:style-name="T3">VERBOSE: </text:span></text:p>
      <text:p text:style-name="P8"><text:span text:style-name="T3">*************************************************</text:span></text:p>
      <text:p text:style-name="P8"><text:span text:style-name="T3">Testing https://ping.nav.smartscreen.microsoft.com/</text:span></text:p>
      <text:p text:style-name="P8"><text:span text:style-name="T3">*************************************************</text:span></text:p>
      <text:p text:style-name="P2"/>
      <text:p text:style-name="P8"><text:span text:style-name="T3">VERBOSE: </text:span></text:p>
      <text:p text:style-name="P8"><text:span text:style-name="T3">Test Url: https://ping.nav.smartscreen.microsoft.com/</text:span></text:p>
      <text:p text:style-name="P8"><text:span text:style-name="T3">Url to Unblock: https://*.smartscreen.microsoft.com</text:span></text:p>
      <text:p text:style-name="P8"><text:span text:style-name="T3">Url Type: Pattern</text:span></text:p>
      <text:p text:style-name="P8"><text:span text:style-name="T3">Description: SmartScreen URL used by Windows Defender SmartScreen (smartscreen.exe)</text:span></text:p>
      <text:p text:style-name="P8"><text:span text:style-name="T3">Resolved: True</text:span></text:p>
      <text:p text:style-name="P8"><text:span text:style-name="T3">IP Addresses: 13.68.247.210</text:span></text:p>
      <text:p text:style-name="P8"><text:span text:style-name="T3">DNS Aliases: wd-prod-ss.trafficmanager.net, wd-prod-ss-us-east-2-fe.eastus.cloudapp.azure.com</text:span></text:p>
      <text:p text:style-name="P8"><text:span text:style-name="T3">Actual Status Code: 404</text:span></text:p>
      <text:p text:style-name="P8"><text:span text:style-name="T3">Expected Status Code: 404</text:span></text:p>
      <text:p text:style-name="P8"><text:span text:style-name="T3">Is Unexpected Status Code: False</text:span></text:p>
      <text:p text:style-name="P8"><text:span text:style-name="T3">Status Message: </text:span></text:p>
      <text:p text:style-name="P8"><text:span text:style-name="T3">Blocked: False</text:span></text:p>
      <text:p text:style-name="P8"><text:span text:style-name="T3">Certificate Error: False</text:span></text:p>
      <text:p text:style-name="P8"><text:span text:style-name="T3">Certificate Error Message: </text:span></text:p>
      <text:p text:style-name="P8"><text:span text:style-name="T3">Ignore Certificate Validation Errors: False</text:span></text:p>
      <text:p text:style-name="P8"><text:span text:style-name="T3">Certificate Validation Error: False</text:span></text:p>
      <text:p text:style-name="P8"><text:span text:style-name="T3">Certificate Validation Error Message: </text:span></text:p>
      <text:p text:style-name="P2"/>
      <text:p text:style-name="P2"/>
      <text:p text:style-name="P8"><text:span text:style-name="T3">VERBOSE: </text:span></text:p>
      <text:p text:style-name="P8"><text:span text:style-name="T3">*************************************************</text:span></text:p>
      <text:p text:style-name="P8"><text:span text:style-name="T3">Testing https://ping.nf.smartscreen.microsoft.com/</text:span></text:p>
      <text:p text:style-name="P8"><text:span text:style-name="T3">*************************************************</text:span></text:p>
      <text:p text:style-name="P2"/>
      <text:p text:style-name="P8"><text:span text:style-name="T3">VERBOSE: </text:span></text:p>
      <text:p text:style-name="P8"><text:span text:style-name="T3">Test Url: https://ping.nf.smartscreen.microsoft.com/</text:span></text:p>
      <text:p text:style-name="P8"><text:span text:style-name="T3">Url to Unblock: https://*.smartscreen.microsoft.com</text:span></text:p>
      <text:p text:style-name="P8"><text:span text:style-name="T3">Url Type: Pattern</text:span></text:p>
      <text:p text:style-name="P8"><text:span text:style-name="T3">Description: SmartScreen URL used by Windows Defender Antivirus Network Inspection Service (NisSrv.</text:span></text:p>
      <text:p text:style-name="P8"><text:span text:style-name="T3">exe), Windows Defender SmartScreen (smartscreen.exe)</text:span></text:p>
      <text:p text:style-name="P8"><text:span text:style-name="T3">Resolved: True</text:span></text:p>
      <text:p text:style-name="P8"><text:span text:style-name="T3">IP Addresses: 13.68.247.210</text:span></text:p>
      <text:p text:style-name="P8"><text:span text:style-name="T3">DNS Aliases: wd-prod-ss.trafficmanager.net, wd-prod-ss-us-east-2-fe.eastus.cloudapp.azure.com</text:span></text:p>
      <text:p text:style-name="P8"><text:span text:style-name="T3">Actual Status Code: 404</text:span></text:p>
      <text:p text:style-name="P8"><text:span text:style-name="T3">Expected Status Code: 404</text:span></text:p>
      <text:p text:style-name="P8"><text:span text:style-name="T3">Is Unexpected Status Code: False</text:span></text:p>
      <text:p text:style-name="P8"><text:span text:style-name="T3">Status Message: </text:span></text:p>
      <text:p text:style-name="P8"><text:span text:style-name="T3">Blocked: False</text:span></text:p>
      <text:p text:style-name="P8"><text:span text:style-name="T3">Certificate Error: False</text:span></text:p>
      <text:p text:style-name="P8"><text:span text:style-name="T3">Certificate Error Message: </text:span></text:p>
      <text:p text:style-name="P8"><text:span text:style-name="T3">Ignore Certificate Validation Errors: False</text:span></text:p>
      <text:p text:style-name="P8"><text:span text:style-name="T3">Certificate Validation Error: False</text:span></text:p>
      <text:p text:style-name="P8"><text:span text:style-name="T3">Certificate Validation Error Message: </text:span></text:p>
      <text:p text:style-name="P2"/>
      <text:p text:style-name="P2"/>
      <text:p text:style-name="P8"><text:span text:style-name="T3">VERBOSE: </text:span></text:p>
      <text:p text:style-name="P8"><text:span text:style-name="T3">*************************************************</text:span></text:p>
      <text:p text:style-name="P8"><text:span text:style-name="T3">Testing https://t.nav.smartscreen.microsoft.com/</text:span></text:p>
      <text:p text:style-name="P8"><text:span text:style-name="T3">*************************************************</text:span></text:p>
      <text:p text:style-name="P2"/>
      <text:p text:style-name="P8"><text:span text:style-name="T3">VERBOSE: </text:span></text:p>
      <text:p text:style-name="P8"><text:span text:style-name="T3">Test Url: https://t.nav.smartscreen.microsoft.com/</text:span></text:p>
      <text:p text:style-name="P8"><text:span text:style-name="T3">Url to Unblock: https://*.smartscreen.microsoft.com</text:span></text:p>
      <text:p text:style-name="P8"><text:span text:style-name="T3">Url Type: Pattern</text:span></text:p>
      <text:p text:style-name="P8"><text:span text:style-name="T3">Description: SmartScreen URL used by Windows Defender SmartScreen (smartscreen.exe)</text:span></text:p>
      <text:p text:style-name="P8"><text:span text:style-name="T3">Resolved: True</text:span></text:p>
      <text:p text:style-name="P8"><text:span text:style-name="T3">IP Addresses: 13.68.247.210</text:span></text:p>
      <text:p text:style-name="P8"><text:span text:style-name="T3">DNS Aliases: wd-prod-ss.trafficmanager.net, wd-prod-ss-us-east-2-fe.eastus.cloudapp.azure.com</text:span></text:p>
      <text:p text:style-name="P8"><text:span text:style-name="T3">Actual Status Code: 404</text:span></text:p>
      <text:p text:style-name="P8"><text:span text:style-name="T3">Expected Status Code: 404</text:span></text:p>
      <text:p text:style-name="P8"><text:span text:style-name="T3">Is Unexpected Status Code: False</text:span></text:p>
      <text:p text:style-name="P8"><text:span text:style-name="T3">Status Message: </text:span></text:p>
      <text:p text:style-name="P8"><text:span text:style-name="T3">Blocked: False</text:span></text:p>
      <text:p text:style-name="P8"><text:span text:style-name="T3">Certificate Error: False</text:span></text:p>
      <text:p text:style-name="P8"><text:span text:style-name="T3">Certificate Error Message: </text:span></text:p>
      <text:p text:style-name="P8"><text:soft-page-break/><text:span text:style-name="T3">Ignore Certificate Validation Errors: False</text:span></text:p>
      <text:p text:style-name="P8"><text:span text:style-name="T3">Certificate Validation Error: False</text:span></text:p>
      <text:p text:style-name="P8"><text:span text:style-name="T3">Certificate Validation Error Message: </text:span></text:p>
      <text:p text:style-name="P2"/>
      <text:p text:style-name="P2"/>
      <text:p text:style-name="P8"><text:span text:style-name="T3">VERBOSE: </text:span></text:p>
      <text:p text:style-name="P8"><text:span text:style-name="T3">*************************************************</text:span></text:p>
      <text:p text:style-name="P8"><text:span text:style-name="T3">Testing https://t.nf.smartscreen.microsoft.com/</text:span></text:p>
      <text:p text:style-name="P8"><text:span text:style-name="T3">*************************************************</text:span></text:p>
      <text:p text:style-name="P2"/>
      <text:p text:style-name="P8"><text:span text:style-name="T3">VERBOSE: </text:span></text:p>
      <text:p text:style-name="P8"><text:span text:style-name="T3">Test Url: https://t.nf.smartscreen.microsoft.com/</text:span></text:p>
      <text:p text:style-name="P8"><text:span text:style-name="T3">Url to Unblock: https://*.smartscreen.microsoft.com</text:span></text:p>
      <text:p text:style-name="P8"><text:span text:style-name="T3">Url Type: Pattern</text:span></text:p>
      <text:p text:style-name="P8"><text:span text:style-name="T3">Description: SmartScreen URL used by Windows Defender Antivirus Network Inspection Service (NisSrv.</text:span></text:p>
      <text:p text:style-name="P8"><text:span text:style-name="T3">exe)</text:span></text:p>
      <text:p text:style-name="P8"><text:span text:style-name="T3">Resolved: True</text:span></text:p>
      <text:p text:style-name="P8"><text:span text:style-name="T3">IP Addresses: 13.68.247.210</text:span></text:p>
      <text:p text:style-name="P8"><text:span text:style-name="T3">DNS Aliases: wd-prod-ss.trafficmanager.net, wd-prod-ss-us-east-2-fe.eastus.cloudapp.azure.com</text:span></text:p>
      <text:p text:style-name="P8"><text:span text:style-name="T3">Actual Status Code: 404</text:span></text:p>
      <text:p text:style-name="P8"><text:span text:style-name="T3">Expected Status Code: 404</text:span></text:p>
      <text:p text:style-name="P8"><text:span text:style-name="T3">Is Unexpected Status Code: False</text:span></text:p>
      <text:p text:style-name="P8"><text:span text:style-name="T3">Status Message: </text:span></text:p>
      <text:p text:style-name="P8"><text:span text:style-name="T3">Blocked: False</text:span></text:p>
      <text:p text:style-name="P8"><text:span text:style-name="T3">Certificate Error: False</text:span></text:p>
      <text:p text:style-name="P8"><text:span text:style-name="T3">Certificate Error Message: </text:span></text:p>
      <text:p text:style-name="P8"><text:span text:style-name="T3">Ignore Certificate Validation Errors: False</text:span></text:p>
      <text:p text:style-name="P8"><text:span text:style-name="T3">Certificate Validation Error: False</text:span></text:p>
      <text:p text:style-name="P8"><text:span text:style-name="T3">Certificate Validation Error Message: </text:span></text:p>
      <text:p text:style-name="P2"/>
      <text:p text:style-name="P2"/>
      <text:p text:style-name="P8"><text:span text:style-name="T3">VERBOSE: </text:span></text:p>
      <text:p text:style-name="P8"><text:span text:style-name="T3">*************************************************</text:span></text:p>
      <text:p text:style-name="P8"><text:span text:style-name="T3">Testing https://unitedstates.smartscreen.microsoft.com/</text:span></text:p>
      <text:p text:style-name="P8"><text:span text:style-name="T3">*************************************************</text:span></text:p>
      <text:p text:style-name="P2"/>
      <text:p text:style-name="P8"><text:span text:style-name="T3">VERBOSE: </text:span></text:p>
      <text:p text:style-name="P8"><text:span text:style-name="T3">Test Url: https://unitedstates.smartscreen.microsoft.com/</text:span></text:p>
      <text:p text:style-name="P8"><text:span text:style-name="T3">Url to Unblock: https://unitedstates.smartscreen.microsoft.com</text:span></text:p>
      <text:p text:style-name="P8"><text:span text:style-name="T3">Url Type: Literal</text:span></text:p>
      <text:p text:style-name="P8"><text:span text:style-name="T3">Description: SmartScreen URL used by Windows Defender Antivirus Network Inspection Service (NisSrv.</text:span></text:p>
      <text:p text:style-name="P8"><text:span text:style-name="T3">exe) and Windows Defender SmartScreen (smartscreen.exe)</text:span></text:p>
      <text:p text:style-name="P8"><text:span text:style-name="T3">Resolved: True</text:span></text:p>
      <text:p text:style-name="P8"><text:span text:style-name="T3">IP Addresses: 52.162.219.173</text:span></text:p>
      <text:p text:style-name="P8"><text:span text:style-name="T3">DNS Aliases: wd-prod-ss-us.trafficmanager.net, wd-prod-ss-us-northcentral-2-fe.northcentralus.cloud</text:span></text:p>
      <text:p text:style-name="P8"><text:span text:style-name="T3">app.azure.com</text:span></text:p>
      <text:p text:style-name="P8"><text:span text:style-name="T3">Actual Status Code: 404</text:span></text:p>
      <text:p text:style-name="P8"><text:span text:style-name="T3">Expected Status Code: 404</text:span></text:p>
      <text:p text:style-name="P8"><text:span text:style-name="T3">Is Unexpected Status Code: False</text:span></text:p>
      <text:p text:style-name="P8"><text:span text:style-name="T3">Status Message: </text:span></text:p>
      <text:p text:style-name="P8"><text:span text:style-name="T3">Blocked: False</text:span></text:p>
      <text:p text:style-name="P8"><text:span text:style-name="T3">Certificate Error: False</text:span></text:p>
      <text:p text:style-name="P8"><text:span text:style-name="T3">Certificate Error Message: </text:span></text:p>
      <text:p text:style-name="P8"><text:span text:style-name="T3">Ignore Certificate Validation Errors: False</text:span></text:p>
      <text:p text:style-name="P8"><text:span text:style-name="T3">Certificate Validation Error: False</text:span></text:p>
      <text:p text:style-name="P8"><text:span text:style-name="T3">Certificate Validation Error Message: </text:span></text:p>
      <text:p text:style-name="P2"/>
      <text:p text:style-name="P2"/>
      <text:p text:style-name="P8"><text:span text:style-name="T3">VERBOSE: </text:span></text:p>
      <text:p text:style-name="P8"><text:span text:style-name="T3">*************************************************</text:span></text:p>
      <text:p text:style-name="P8"><text:span text:style-name="T3">Testing https://unitedstates.smartscreen-prod.microsoft.com/</text:span></text:p>
      <text:p text:style-name="P8"><text:span text:style-name="T3">*************************************************</text:span></text:p>
      <text:p text:style-name="P2"/>
      <text:p text:style-name="P8"><text:span text:style-name="T3">VERBOSE: </text:span></text:p>
      <text:p text:style-name="P8"><text:span text:style-name="T3">Test Url: https://unitedstates.smartscreen-prod.microsoft.com/</text:span></text:p>
      <text:p text:style-name="P8"><text:span text:style-name="T3">Url to Unblock: https://unitedstates.smartscreen-prod.microsoft.com</text:span></text:p>
      <text:p text:style-name="P8"><text:span text:style-name="T3">Url Type: Literal</text:span></text:p>
      <text:p text:style-name="P8"><text:span text:style-name="T3">Description: SmartScreen URL used by Windows Defender Antivirus Network Inspection Service (NisSrv.</text:span></text:p>
      <text:p text:style-name="P8"><text:span text:style-name="T3">exe) and Windows Defender SmartScreen (smartscreen.exe)</text:span></text:p>
      <text:p text:style-name="P8"><text:span text:style-name="T3">Resolved: True</text:span></text:p>
      <text:p text:style-name="P8"><text:span text:style-name="T3">IP Addresses: 52.162.219.173</text:span></text:p>
      <text:p text:style-name="P8"><text:span text:style-name="T3">DNS Aliases: wd-prod-ss-us.trafficmanager.net, wd-prod-ss-us-northcentral-2-fe.northcentralus.cloud</text:span></text:p>
      <text:p text:style-name="P8"><text:span text:style-name="T3">app.azure.com</text:span></text:p>
      <text:p text:style-name="P8"><text:span text:style-name="T3">Actual Status Code: 404</text:span></text:p>
      <text:p text:style-name="P8"><text:span text:style-name="T3">Expected Status Code: 404</text:span></text:p>
      <text:p text:style-name="P8"><text:span text:style-name="T3">Is Unexpected Status Code: False</text:span></text:p>
      <text:p text:style-name="P8"><text:span text:style-name="T3">Status Message: </text:span></text:p>
      <text:p text:style-name="P8"><text:span text:style-name="T3">Blocked: False</text:span></text:p>
      <text:p text:style-name="P8"><text:span text:style-name="T3">Certificate Error: False</text:span></text:p>
      <text:p text:style-name="P8"><text:span text:style-name="T3">Certificate Error Message: </text:span></text:p>
      <text:p text:style-name="P8"><text:soft-page-break/><text:span text:style-name="T3">Ignore Certificate Validation Errors: False</text:span></text:p>
      <text:p text:style-name="P8"><text:span text:style-name="T3">Certificate Validation Error: False</text:span></text:p>
      <text:p text:style-name="P8"><text:span text:style-name="T3">Certificate Validation Error Message: </text:span></text:p>
      <text:p text:style-name="P2"/>
      <text:p text:style-name="P2"/>
      <text:p text:style-name="P8"><text:span text:style-name="T3">VERBOSE: </text:span></text:p>
      <text:p text:style-name="P8"><text:span text:style-name="T3">*************************************************</text:span></text:p>
      <text:p text:style-name="P8"><text:span text:style-name="T3">Testing https://t.urs.microsoft.com/</text:span></text:p>
      <text:p text:style-name="P8"><text:span text:style-name="T3">*************************************************</text:span></text:p>
      <text:p text:style-name="P2"/>
      <text:p text:style-name="P8"><text:span text:style-name="T3">VERBOSE: </text:span></text:p>
      <text:p text:style-name="P8"><text:span text:style-name="T3">Test Url: https://t.urs.microsoft.com/</text:span></text:p>
      <text:p text:style-name="P8"><text:span text:style-name="T3">Url to Unblock: https://*.urs.microsoft.com</text:span></text:p>
      <text:p text:style-name="P8"><text:span text:style-name="T3">Url Type: Pattern</text:span></text:p>
      <text:p text:style-name="P8"><text:span text:style-name="T3">Description: SmartScreen URL used by Internet Explorer (iexplore.exe), Edge (MicrosoftEdge.exe)</text:span></text:p>
      <text:p text:style-name="P8"><text:span text:style-name="T3">Resolved: True</text:span></text:p>
      <text:p text:style-name="P8"><text:span text:style-name="T3">IP Addresses: 13.68.247.210</text:span></text:p>
      <text:p text:style-name="P8"><text:span text:style-name="T3">DNS Aliases: wd-prod-ss.trafficmanager.net, wd-prod-ss-us-east-2-fe.eastus.cloudapp.azure.com</text:span></text:p>
      <text:p text:style-name="P8"><text:span text:style-name="T3">Actual Status Code: 404</text:span></text:p>
      <text:p text:style-name="P8"><text:span text:style-name="T3">Expected Status Code: 404</text:span></text:p>
      <text:p text:style-name="P8"><text:span text:style-name="T3">Is Unexpected Status Code: False</text:span></text:p>
      <text:p text:style-name="P8"><text:span text:style-name="T3">Status Message: </text:span></text:p>
      <text:p text:style-name="P8"><text:span text:style-name="T3">Blocked: False</text:span></text:p>
      <text:p text:style-name="P8"><text:span text:style-name="T3">Certificate Error: False</text:span></text:p>
      <text:p text:style-name="P8"><text:span text:style-name="T3">Certificate Error Message: </text:span></text:p>
      <text:p text:style-name="P8"><text:span text:style-name="T3">Ignore Certificate Validation Errors: False</text:span></text:p>
      <text:p text:style-name="P8"><text:span text:style-name="T3">Certificate Validation Error: False</text:span></text:p>
      <text:p text:style-name="P8"><text:span text:style-name="T3">Certificate Validation Error Message: </text:span></text:p>
      <text:p text:style-name="P2"/>
      <text:p text:style-name="P2"/>
      <text:p text:style-name="P8"><text:span text:style-name="T3">VERBOSE: </text:span></text:p>
      <text:p text:style-name="P8"><text:span text:style-name="T3">*************************************************</text:span></text:p>
      <text:p text:style-name="P8"><text:span text:style-name="T3">Testing https://urs.microsoft.com/</text:span></text:p>
      <text:p text:style-name="P8"><text:span text:style-name="T3">*************************************************</text:span></text:p>
      <text:p text:style-name="P2"/>
      <text:p text:style-name="P8"><text:span text:style-name="T3">VERBOSE: </text:span></text:p>
      <text:p text:style-name="P8"><text:span text:style-name="T3">Test Url: https://urs.microsoft.com/</text:span></text:p>
      <text:p text:style-name="P8"><text:span text:style-name="T3">Url to Unblock: https://urs.microsoft.com</text:span></text:p>
      <text:p text:style-name="P8"><text:span text:style-name="T3">Url Type: Literal</text:span></text:p>
      <text:p text:style-name="P8"><text:span text:style-name="T3">Description: SmartScreen URL used by Internet Explorer (iexplore.exe)</text:span></text:p>
      <text:p text:style-name="P8"><text:span text:style-name="T3">Resolved: True</text:span></text:p>
      <text:p text:style-name="P8"><text:span text:style-name="T3">IP Addresses: 13.68.247.210</text:span></text:p>
      <text:p text:style-name="P8"><text:span text:style-name="T3">DNS Aliases: wd-prod-ss.trafficmanager.net, wd-prod-ss-us-east-2-fe.eastus.cloudapp.azure.com</text:span></text:p>
      <text:p text:style-name="P8"><text:span text:style-name="T3">Actual Status Code: 404</text:span></text:p>
      <text:p text:style-name="P8"><text:span text:style-name="T3">Expected Status Code: 404</text:span></text:p>
      <text:p text:style-name="P8"><text:span text:style-name="T3">Is Unexpected Status Code: False</text:span></text:p>
      <text:p text:style-name="P8"><text:span text:style-name="T3">Status Message: </text:span></text:p>
      <text:p text:style-name="P8"><text:span text:style-name="T3">Blocked: False</text:span></text:p>
      <text:p text:style-name="P8"><text:span text:style-name="T3">Certificate Error: False</text:span></text:p>
      <text:p text:style-name="P8"><text:span text:style-name="T3">Certificate Error Message: </text:span></text:p>
      <text:p text:style-name="P8"><text:span text:style-name="T3">Ignore Certificate Validation Errors: False</text:span></text:p>
      <text:p text:style-name="P8"><text:span text:style-name="T3">Certificate Validation Error: False</text:span></text:p>
      <text:p text:style-name="P8"><text:span text:style-name="T3">Certificate Validation Error Message: </text:span></text:p>
      <text:p text:style-name="P2"/>
      <text:p text:style-name="P2"/>
      <text:p text:style-name="P8"><text:span text:style-name="T3">VERBOSE: </text:span></text:p>
      <text:p text:style-name="P8"><text:span text:style-name="T3">*************************************************</text:span></text:p>
      <text:p text:style-name="P8"><text:span text:style-name="T3">Testing https://urs.smartscreen.microsoft.com/</text:span></text:p>
      <text:p text:style-name="P8"><text:span text:style-name="T3">*************************************************</text:span></text:p>
      <text:p text:style-name="P2"/>
      <text:p text:style-name="P8"><text:span text:style-name="T3">VERBOSE: </text:span></text:p>
      <text:p text:style-name="P8"><text:span text:style-name="T3">Test Url: https://urs.smartscreen.microsoft.com/</text:span></text:p>
      <text:p text:style-name="P8"><text:span text:style-name="T3">Url to Unblock: https://*.smartscreen.microsoft.com</text:span></text:p>
      <text:p text:style-name="P8"><text:span text:style-name="T3">Url Type: Pattern</text:span></text:p>
      <text:p text:style-name="P8"><text:span text:style-name="T3">Description: SmartScreen URL used by Windows Defender Antivirus Network Inspection Service (NisSrv.</text:span></text:p>
      <text:p text:style-name="P8"><text:span text:style-name="T3">exe), Windows Defender SmartScreen (smartscreen.exe), Windows Defender Exploit Guard Network Protec</text:span></text:p>
      <text:p text:style-name="P8"><text:span text:style-name="T3">tion (wdnsfltr.exe)</text:span></text:p>
      <text:p text:style-name="P8"><text:span text:style-name="T3">Resolved: True</text:span></text:p>
      <text:p text:style-name="P8"><text:span text:style-name="T3">IP Addresses: 13.68.247.210</text:span></text:p>
      <text:p text:style-name="P8"><text:span text:style-name="T3">DNS Aliases: wd-prod-ss.trafficmanager.net, wd-prod-ss-us-east-2-fe.eastus.cloudapp.azure.com</text:span></text:p>
      <text:p text:style-name="P8"><text:span text:style-name="T3">Actual Status Code: 404</text:span></text:p>
      <text:p text:style-name="P8"><text:span text:style-name="T3">Expected Status Code: 404</text:span></text:p>
      <text:p text:style-name="P8"><text:span text:style-name="T3">Is Unexpected Status Code: False</text:span></text:p>
      <text:p text:style-name="P8"><text:span text:style-name="T3">Status Message: </text:span></text:p>
      <text:p text:style-name="P8"><text:span text:style-name="T3">Blocked: False</text:span></text:p>
      <text:p text:style-name="P8"><text:span text:style-name="T3">Certificate Error: False</text:span></text:p>
      <text:p text:style-name="P8"><text:span text:style-name="T3">Certificate Error Message: </text:span></text:p>
      <text:p text:style-name="P8"><text:span text:style-name="T3">Ignore Certificate Validation Errors: False</text:span></text:p>
      <text:p text:style-name="P8"><text:span text:style-name="T3">Certificate Validation Error: False</text:span></text:p>
      <text:p text:style-name="P8"><text:span text:style-name="T3">Certificate Validation Error Message: </text:span></text:p>
      <text:p text:style-name="P2"><text:soft-page-break/></text:p>
      <text:p text:style-name="P2"/>
      <text:p text:style-name="P1"/>
      <text:p text:style-name="P1"/>
      <text:p text:style-name="P8"><text:span text:style-name="T1">Blocked <text:s text:c="11"/>: False</text:span></text:p>
      <text:p text:style-name="P8"><text:span text:style-name="T1">TestUrl <text:s text:c="11"/>: https://apprep.smartscreen.microsoft.com/</text:span></text:p>
      <text:p text:style-name="P8"><text:span text:style-name="T1">UnblockUrl <text:s text:c="8"/>: https://*.smartscreen.microsoft.com</text:span></text:p>
      <text:p text:style-name="P8"><text:span text:style-name="T1">DnsAliases <text:s text:c="8"/>: {wd-prod-ss.trafficmanager.net, </text:span></text:p>
      <text:p text:style-name="P8"><text:span text:style-name="T1"><text:s text:c="21"/>wd-prod-ss-us-east-2-fe.eastus.cloudapp.azure.com}</text:span></text:p>
      <text:p text:style-name="P8"><text:span text:style-name="T1">IpAddresses <text:s text:c="7"/>: {13.68.247.210}</text:span></text:p>
      <text:p text:style-name="P8"><text:span text:style-name="T1">Description <text:s text:c="7"/>: </text:span></text:p>
      <text:p text:style-name="P8"><text:span text:style-name="T1">Resolved <text:s text:c="10"/>: True</text:span></text:p>
      <text:p text:style-name="P8"><text:span text:style-name="T1">ActualStatusCode <text:s text:c="2"/>: 404</text:span></text:p>
      <text:p text:style-name="P8"><text:span text:style-name="T1">ExpectedStatusCode : 404</text:span></text:p>
      <text:p text:style-name="P8"><text:span text:style-name="T1">UnexpectedStatus <text:s text:c="2"/>: False</text:span></text:p>
      <text:p text:style-name="P1"/>
      <text:p text:style-name="P8"><text:span text:style-name="T1">Blocked <text:s text:c="11"/>: False</text:span></text:p>
      <text:p text:style-name="P8"><text:span text:style-name="T1">TestUrl <text:s text:c="11"/>: https://ars.smartscreen.microsoft.com/</text:span></text:p>
      <text:p text:style-name="P8"><text:span text:style-name="T1">UnblockUrl <text:s text:c="8"/>: https://*.smartscreen.microsoft.com</text:span></text:p>
      <text:p text:style-name="P8"><text:span text:style-name="T1">DnsAliases <text:s text:c="8"/>: {wd-prod-ss.trafficmanager.net, </text:span></text:p>
      <text:p text:style-name="P8"><text:span text:style-name="T1"><text:s text:c="21"/>wd-prod-ss-us-east-2-fe.eastus.cloudapp.azure.com}</text:span></text:p>
      <text:p text:style-name="P8"><text:span text:style-name="T1">IpAddresses <text:s text:c="7"/>: {13.68.247.210}</text:span></text:p>
      <text:p text:style-name="P8"><text:span text:style-name="T1">Description <text:s text:c="7"/>: SmartScreen URL used by Windows Defender SmartScreen (smartscreen.exe)</text:span></text:p>
      <text:p text:style-name="P8"><text:span text:style-name="T1">Resolved <text:s text:c="10"/>: True</text:span></text:p>
      <text:p text:style-name="P8"><text:span text:style-name="T1">ActualStatusCode <text:s text:c="2"/>: 404</text:span></text:p>
      <text:p text:style-name="P8"><text:span text:style-name="T1">ExpectedStatusCode : 404</text:span></text:p>
      <text:p text:style-name="P8"><text:span text:style-name="T1">UnexpectedStatus <text:s text:c="2"/>: False</text:span></text:p>
      <text:p text:style-name="P1"/>
      <text:p text:style-name="P8"><text:span text:style-name="T1">Blocked <text:s text:c="11"/>: False</text:span></text:p>
      <text:p text:style-name="P8"><text:span text:style-name="T1">TestUrl <text:s text:c="11"/>: https://c.urs.microsoft.com/</text:span></text:p>
      <text:p text:style-name="P8"><text:span text:style-name="T1">UnblockUrl <text:s text:c="8"/>: https://*.urs.microsoft.com</text:span></text:p>
      <text:p text:style-name="P8"><text:span text:style-name="T1">DnsAliases <text:s text:c="8"/>: {wd-prod-ss.trafficmanager.net, </text:span></text:p>
      <text:p text:style-name="P8"><text:span text:style-name="T1"><text:s text:c="21"/>wd-prod-ss-us-east-2-fe.eastus.cloudapp.azure.com}</text:span></text:p>
      <text:p text:style-name="P8"><text:span text:style-name="T1">IpAddresses <text:s text:c="7"/>: {13.68.247.210}</text:span></text:p>
      <text:p text:style-name="P8"><text:span text:style-name="T1">Description <text:s text:c="7"/>: SmartScreen URL used by Internet Explorer (iexplore.exe), Edge </text:span></text:p>
      <text:p text:style-name="P8"><text:span text:style-name="T1"><text:s text:c="21"/>(MicrosoftEdge.exe)</text:span></text:p>
      <text:p text:style-name="P8"><text:span text:style-name="T1">Resolved <text:s text:c="10"/>: True</text:span></text:p>
      <text:p text:style-name="P8"><text:span text:style-name="T1">ActualStatusCode <text:s text:c="2"/>: 404</text:span></text:p>
      <text:p text:style-name="P8"><text:span text:style-name="T1">ExpectedStatusCode : 404</text:span></text:p>
      <text:p text:style-name="P8"><text:span text:style-name="T1">UnexpectedStatus <text:s text:c="2"/>: False</text:span></text:p>
      <text:p text:style-name="P1"/>
      <text:p text:style-name="P8"><text:span text:style-name="T1">Blocked <text:s text:c="11"/>: False</text:span></text:p>
      <text:p text:style-name="P8"><text:span text:style-name="T1">TestUrl <text:s text:c="11"/>: https://feedback.smartscreen.microsoft.com/</text:span></text:p>
      <text:p text:style-name="P8"><text:span text:style-name="T1">UnblockUrl <text:s text:c="8"/>: https://*smartscreen-prod.microsoft.com</text:span></text:p>
      <text:p text:style-name="P8"><text:span text:style-name="T1">DnsAliases <text:s text:c="8"/>: {feedbacksite-prod.trafficmanager.net, fb.smartscreen.microsoft.com, </text:span></text:p>
      <text:p text:style-name="P8"><text:span text:style-name="T1"><text:s text:c="21"/>wdsi-filesubmission.trafficmanager.net, </text:span></text:p>
      <text:p text:style-name="P8"><text:span text:style-name="T1"><text:s text:c="21"/>securityintelligencecenter-eastus.azurewebsites.net...}</text:span></text:p>
      <text:p text:style-name="P8"><text:span text:style-name="T1">IpAddresses <text:s text:c="7"/>: {23.96.1.109}</text:span></text:p>
      <text:p text:style-name="P8"><text:span text:style-name="T1">Description <text:s text:c="7"/>: SmartScreen URL used by users to report feedback on SmartScreen accuracy for </text:span></text:p>
      <text:p text:style-name="P8"><text:span text:style-name="T1"><text:s text:c="21"/>a URL</text:span></text:p>
      <text:p text:style-name="P8"><text:span text:style-name="T1">Resolved <text:s text:c="10"/>: True</text:span></text:p>
      <text:p text:style-name="P8"><text:span text:style-name="T1">ActualStatusCode <text:s text:c="2"/>: 200</text:span></text:p>
      <text:p text:style-name="P8"><text:span text:style-name="T1">ExpectedStatusCode : 403</text:span></text:p>
      <text:p text:style-name="P8"><text:span text:style-name="T1">UnexpectedStatus <text:s text:c="2"/>: False</text:span></text:p>
      <text:p text:style-name="P1"/>
      <text:p text:style-name="P8"><text:span text:style-name="T1">Blocked <text:s text:c="11"/>: False</text:span></text:p>
      <text:p text:style-name="P8"><text:span text:style-name="T1">TestUrl <text:s text:c="11"/>: https://nav.smartscreen.microsoft.com/</text:span></text:p>
      <text:p text:style-name="P8"><text:span text:style-name="T1">UnblockUrl <text:s text:c="8"/>: https://*.smartscreen.microsoft.com</text:span></text:p>
      <text:p text:style-name="P8"><text:span text:style-name="T1">DnsAliases <text:s text:c="8"/>: {wd-prod-ss.trafficmanager.net, </text:span></text:p>
      <text:p text:style-name="P8"><text:span text:style-name="T1"><text:s text:c="21"/>wd-prod-ss-us-east-2-fe.eastus.cloudapp.azure.com}</text:span></text:p>
      <text:p text:style-name="P8"><text:span text:style-name="T1">IpAddresses <text:s text:c="7"/>: {13.68.247.210}</text:span></text:p>
      <text:p text:style-name="P8"><text:span text:style-name="T1">Description <text:s text:c="7"/>: SmartScreen URL used by Windows Defender SmartScreen (smartscreen.exe)</text:span></text:p>
      <text:p text:style-name="P8"><text:span text:style-name="T1">Resolved <text:s text:c="10"/>: True</text:span></text:p>
      <text:p text:style-name="P8"><text:span text:style-name="T1">ActualStatusCode <text:s text:c="2"/>: 404</text:span></text:p>
      <text:p text:style-name="P8"><text:span text:style-name="T1">ExpectedStatusCode : 404</text:span></text:p>
      <text:p text:style-name="P8"><text:span text:style-name="T1">UnexpectedStatus <text:s text:c="2"/>: False</text:span></text:p>
      <text:p text:style-name="P1"/>
      <text:p text:style-name="P8"><text:span text:style-name="T1">Blocked <text:s text:c="11"/>: False</text:span></text:p>
      <text:p text:style-name="P8"><text:span text:style-name="T1">TestUrl <text:s text:c="11"/>: https://nf.smartscreen.microsoft.com/</text:span></text:p>
      <text:p text:style-name="P8"><text:span text:style-name="T1">UnblockUrl <text:s text:c="8"/>: https://*.smartscreen.microsoft.com</text:span></text:p>
      <text:p text:style-name="P8"><text:span text:style-name="T1">DnsAliases <text:s text:c="8"/>: {wd-prod-ss.trafficmanager.net, </text:span></text:p>
      <text:p text:style-name="P8"><text:span text:style-name="T1"><text:s text:c="21"/>wd-prod-ss-us-east-2-fe.eastus.cloudapp.azure.com}</text:span></text:p>
      <text:p text:style-name="P8"><text:span text:style-name="T1">IpAddresses <text:s text:c="7"/>: {13.68.247.210}</text:span></text:p>
      <text:p text:style-name="P8"><text:span text:style-name="T1">Description <text:s text:c="7"/>: SmartScreen URL used by Windows Defender Antivirus Network Inspection </text:span></text:p>
      <text:p text:style-name="P8"><text:span text:style-name="T1"><text:s text:c="21"/>Service (NisSrv.exe)</text:span></text:p>
      <text:p text:style-name="P8"><text:span text:style-name="T1">Resolved <text:s text:c="10"/>: True</text:span></text:p>
      <text:p text:style-name="P8"><text:span text:style-name="T1">ActualStatusCode <text:s text:c="2"/>: 404</text:span></text:p>
      <text:p text:style-name="P8"><text:span text:style-name="T1">ExpectedStatusCode : 404</text:span></text:p>
      <text:p text:style-name="P8"><text:span text:style-name="T1">UnexpectedStatus <text:s text:c="2"/>: False</text:span></text:p>
      <text:p text:style-name="P1"/>
      <text:p text:style-name="P8"><text:soft-page-break/><text:span text:style-name="T1">Blocked <text:s text:c="11"/>: False</text:span></text:p>
      <text:p text:style-name="P8"><text:span text:style-name="T1">TestUrl <text:s text:c="11"/>: https://ping.nav.smartscreen.microsoft.com/</text:span></text:p>
      <text:p text:style-name="P8"><text:span text:style-name="T1">UnblockUrl <text:s text:c="8"/>: https://*.smartscreen.microsoft.com</text:span></text:p>
      <text:p text:style-name="P8"><text:span text:style-name="T1">DnsAliases <text:s text:c="8"/>: {wd-prod-ss.trafficmanager.net, </text:span></text:p>
      <text:p text:style-name="P8"><text:span text:style-name="T1"><text:s text:c="21"/>wd-prod-ss-us-east-2-fe.eastus.cloudapp.azure.com}</text:span></text:p>
      <text:p text:style-name="P8"><text:span text:style-name="T1">IpAddresses <text:s text:c="7"/>: {13.68.247.210}</text:span></text:p>
      <text:p text:style-name="P8"><text:span text:style-name="T1">Description <text:s text:c="7"/>: SmartScreen URL used by Windows Defender SmartScreen (smartscreen.exe)</text:span></text:p>
      <text:p text:style-name="P8"><text:span text:style-name="T1">Resolved <text:s text:c="10"/>: True</text:span></text:p>
      <text:p text:style-name="P8"><text:span text:style-name="T1">ActualStatusCode <text:s text:c="2"/>: 404</text:span></text:p>
      <text:p text:style-name="P8"><text:span text:style-name="T1">ExpectedStatusCode : 404</text:span></text:p>
      <text:p text:style-name="P8"><text:span text:style-name="T1">UnexpectedStatus <text:s text:c="2"/>: False</text:span></text:p>
      <text:p text:style-name="P1"/>
      <text:p text:style-name="P8"><text:span text:style-name="T1">Blocked <text:s text:c="11"/>: False</text:span></text:p>
      <text:p text:style-name="P8"><text:span text:style-name="T1">TestUrl <text:s text:c="11"/>: https://ping.nf.smartscreen.microsoft.com/</text:span></text:p>
      <text:p text:style-name="P8"><text:span text:style-name="T1">UnblockUrl <text:s text:c="8"/>: https://*.smartscreen.microsoft.com</text:span></text:p>
      <text:p text:style-name="P8"><text:span text:style-name="T1">DnsAliases <text:s text:c="8"/>: {wd-prod-ss.trafficmanager.net, </text:span></text:p>
      <text:p text:style-name="P8"><text:span text:style-name="T1"><text:s text:c="21"/>wd-prod-ss-us-east-2-fe.eastus.cloudapp.azure.com}</text:span></text:p>
      <text:p text:style-name="P8"><text:span text:style-name="T1">IpAddresses <text:s text:c="7"/>: {13.68.247.210}</text:span></text:p>
      <text:p text:style-name="P8"><text:span text:style-name="T1">Description <text:s text:c="7"/>: SmartScreen URL used by Windows Defender Antivirus Network Inspection </text:span></text:p>
      <text:p text:style-name="P8"><text:span text:style-name="T1"><text:s text:c="21"/>Service (NisSrv.exe), Windows Defender SmartScreen (smartscreen.exe)</text:span></text:p>
      <text:p text:style-name="P8"><text:span text:style-name="T1">Resolved <text:s text:c="10"/>: True</text:span></text:p>
      <text:p text:style-name="P8"><text:span text:style-name="T1">ActualStatusCode <text:s text:c="2"/>: 404</text:span></text:p>
      <text:p text:style-name="P8"><text:span text:style-name="T1">ExpectedStatusCode : 404</text:span></text:p>
      <text:p text:style-name="P8"><text:span text:style-name="T1">UnexpectedStatus <text:s text:c="2"/>: False</text:span></text:p>
      <text:p text:style-name="P1"/>
      <text:p text:style-name="P8"><text:span text:style-name="T1">Blocked <text:s text:c="11"/>: False</text:span></text:p>
      <text:p text:style-name="P8"><text:span text:style-name="T1">TestUrl <text:s text:c="11"/>: https://t.nav.smartscreen.microsoft.com/</text:span></text:p>
      <text:p text:style-name="P8"><text:span text:style-name="T1">UnblockUrl <text:s text:c="8"/>: https://*.smartscreen.microsoft.com</text:span></text:p>
      <text:p text:style-name="P8"><text:span text:style-name="T1">DnsAliases <text:s text:c="8"/>: {wd-prod-ss.trafficmanager.net, </text:span></text:p>
      <text:p text:style-name="P8"><text:span text:style-name="T1"><text:s text:c="21"/>wd-prod-ss-us-east-2-fe.eastus.cloudapp.azure.com}</text:span></text:p>
      <text:p text:style-name="P8"><text:span text:style-name="T1">IpAddresses <text:s text:c="7"/>: {13.68.247.210}</text:span></text:p>
      <text:p text:style-name="P8"><text:span text:style-name="T1">Description <text:s text:c="7"/>: SmartScreen URL used by Windows Defender SmartScreen (smartscreen.exe)</text:span></text:p>
      <text:p text:style-name="P8"><text:span text:style-name="T1">Resolved <text:s text:c="10"/>: True</text:span></text:p>
      <text:p text:style-name="P8"><text:span text:style-name="T1">ActualStatusCode <text:s text:c="2"/>: 404</text:span></text:p>
      <text:p text:style-name="P8"><text:span text:style-name="T1">ExpectedStatusCode : 404</text:span></text:p>
      <text:p text:style-name="P8"><text:span text:style-name="T1">UnexpectedStatus <text:s text:c="2"/>: False</text:span></text:p>
      <text:p text:style-name="P1"/>
      <text:p text:style-name="P8"><text:span text:style-name="T1">Blocked <text:s text:c="11"/>: False</text:span></text:p>
      <text:p text:style-name="P8"><text:span text:style-name="T1">TestUrl <text:s text:c="11"/>: https://t.nf.smartscreen.microsoft.com/</text:span></text:p>
      <text:p text:style-name="P8"><text:span text:style-name="T1">UnblockUrl <text:s text:c="8"/>: https://*.smartscreen.microsoft.com</text:span></text:p>
      <text:p text:style-name="P8"><text:span text:style-name="T1">DnsAliases <text:s text:c="8"/>: {wd-prod-ss.trafficmanager.net, </text:span></text:p>
      <text:p text:style-name="P8"><text:span text:style-name="T1"><text:s text:c="21"/>wd-prod-ss-us-east-2-fe.eastus.cloudapp.azure.com}</text:span></text:p>
      <text:p text:style-name="P8"><text:span text:style-name="T1">IpAddresses <text:s text:c="7"/>: {13.68.247.210}</text:span></text:p>
      <text:p text:style-name="P8"><text:span text:style-name="T1">Description <text:s text:c="7"/>: SmartScreen URL used by Windows Defender Antivirus Network Inspection </text:span></text:p>
      <text:p text:style-name="P8"><text:span text:style-name="T1"><text:s text:c="21"/>Service (NisSrv.exe)</text:span></text:p>
      <text:p text:style-name="P8"><text:span text:style-name="T1">Resolved <text:s text:c="10"/>: True</text:span></text:p>
      <text:p text:style-name="P8"><text:span text:style-name="T1">ActualStatusCode <text:s text:c="2"/>: 404</text:span></text:p>
      <text:p text:style-name="P8"><text:span text:style-name="T1">ExpectedStatusCode : 404</text:span></text:p>
      <text:p text:style-name="P8"><text:span text:style-name="T1">UnexpectedStatus <text:s text:c="2"/>: False</text:span></text:p>
      <text:p text:style-name="P1"/>
      <text:p text:style-name="P8"><text:span text:style-name="T1">Blocked <text:s text:c="11"/>: False</text:span></text:p>
      <text:p text:style-name="P8"><text:span text:style-name="T1">TestUrl <text:s text:c="11"/>: https://unitedstates.smartscreen.microsoft.com/</text:span></text:p>
      <text:p text:style-name="P8"><text:span text:style-name="T1">UnblockUrl <text:s text:c="8"/>: https://unitedstates.smartscreen.microsoft.com</text:span></text:p>
      <text:p text:style-name="P8"><text:span text:style-name="T1">DnsAliases <text:s text:c="8"/>: {wd-prod-ss-us.trafficmanager.net, </text:span></text:p>
      <text:p text:style-name="P8"><text:span text:style-name="T1"><text:s text:c="21"/>wd-prod-ss-us-northcentral-2-fe.northcentralus.cloudapp.azure.com}</text:span></text:p>
      <text:p text:style-name="P8"><text:span text:style-name="T1">IpAddresses <text:s text:c="7"/>: {52.162.219.173}</text:span></text:p>
      <text:p text:style-name="P8"><text:span text:style-name="T1">Description <text:s text:c="7"/>: SmartScreen URL used by Windows Defender Antivirus Network Inspection </text:span></text:p>
      <text:p text:style-name="P8"><text:span text:style-name="T1"><text:s text:c="21"/>Service (NisSrv.exe) and Windows Defender SmartScreen (smartscreen.exe)</text:span></text:p>
      <text:p text:style-name="P8"><text:span text:style-name="T1">Resolved <text:s text:c="10"/>: True</text:span></text:p>
      <text:p text:style-name="P8"><text:span text:style-name="T1">ActualStatusCode <text:s text:c="2"/>: 404</text:span></text:p>
      <text:p text:style-name="P8"><text:span text:style-name="T1">ExpectedStatusCode : 404</text:span></text:p>
      <text:p text:style-name="P8"><text:span text:style-name="T1">UnexpectedStatus <text:s text:c="2"/>: False</text:span></text:p>
      <text:p text:style-name="P1"/>
      <text:p text:style-name="P8"><text:span text:style-name="T1">Blocked <text:s text:c="11"/>: False</text:span></text:p>
      <text:p text:style-name="P8"><text:span text:style-name="T1">TestUrl <text:s text:c="11"/>: https://unitedstates.smartscreen-prod.microsoft.com/</text:span></text:p>
      <text:p text:style-name="P8"><text:span text:style-name="T1">UnblockUrl <text:s text:c="8"/>: https://unitedstates.smartscreen-prod.microsoft.com</text:span></text:p>
      <text:p text:style-name="P8"><text:span text:style-name="T1">DnsAliases <text:s text:c="8"/>: {wd-prod-ss-us.trafficmanager.net, </text:span></text:p>
      <text:p text:style-name="P8"><text:span text:style-name="T1"><text:s text:c="21"/>wd-prod-ss-us-northcentral-2-fe.northcentralus.cloudapp.azure.com}</text:span></text:p>
      <text:p text:style-name="P8"><text:span text:style-name="T1">IpAddresses <text:s text:c="7"/>: {52.162.219.173}</text:span></text:p>
      <text:p text:style-name="P8"><text:span text:style-name="T1">Description <text:s text:c="7"/>: SmartScreen URL used by Windows Defender Antivirus Network Inspection </text:span></text:p>
      <text:p text:style-name="P8"><text:span text:style-name="T1"><text:s text:c="21"/>Service (NisSrv.exe) and Windows Defender SmartScreen (smartscreen.exe)</text:span></text:p>
      <text:p text:style-name="P8"><text:span text:style-name="T1">Resolved <text:s text:c="10"/>: True</text:span></text:p>
      <text:p text:style-name="P8"><text:span text:style-name="T1">ActualStatusCode <text:s text:c="2"/>: 404</text:span></text:p>
      <text:p text:style-name="P8"><text:span text:style-name="T1">ExpectedStatusCode : 404</text:span></text:p>
      <text:p text:style-name="P8"><text:span text:style-name="T1">UnexpectedStatus <text:s text:c="2"/>: False</text:span></text:p>
      <text:p text:style-name="P1"/>
      <text:p text:style-name="P8"><text:span text:style-name="T1">Blocked <text:s text:c="11"/>: False</text:span></text:p>
      <text:p text:style-name="P8"><text:span text:style-name="T1">TestUrl <text:s text:c="11"/>: https://t.urs.microsoft.com/</text:span></text:p>
      <text:p text:style-name="P8"><text:span text:style-name="T1">UnblockUrl <text:s text:c="8"/>: https://*.urs.microsoft.com</text:span></text:p>
      <text:p text:style-name="P8"><text:span text:style-name="T1">DnsAliases <text:s text:c="8"/>: {wd-prod-ss.trafficmanager.net, </text:span></text:p>
      <text:p text:style-name="P8"><text:soft-page-break/><text:span text:style-name="T1"><text:s text:c="21"/>wd-prod-ss-us-east-2-fe.eastus.cloudapp.azure.com}</text:span></text:p>
      <text:p text:style-name="P8"><text:span text:style-name="T1">IpAddresses <text:s text:c="7"/>: {13.68.247.210}</text:span></text:p>
      <text:p text:style-name="P8"><text:span text:style-name="T1">Description <text:s text:c="7"/>: SmartScreen URL used by Internet Explorer (iexplore.exe), Edge </text:span></text:p>
      <text:p text:style-name="P8"><text:span text:style-name="T1"><text:s text:c="21"/>(MicrosoftEdge.exe)</text:span></text:p>
      <text:p text:style-name="P8"><text:span text:style-name="T1">Resolved <text:s text:c="10"/>: True</text:span></text:p>
      <text:p text:style-name="P8"><text:span text:style-name="T1">ActualStatusCode <text:s text:c="2"/>: 404</text:span></text:p>
      <text:p text:style-name="P8"><text:span text:style-name="T1">ExpectedStatusCode : 404</text:span></text:p>
      <text:p text:style-name="P8"><text:span text:style-name="T1">UnexpectedStatus <text:s text:c="2"/>: False</text:span></text:p>
      <text:p text:style-name="P1"/>
      <text:p text:style-name="P8"><text:span text:style-name="T1">Blocked <text:s text:c="11"/>: False</text:span></text:p>
      <text:p text:style-name="P8"><text:span text:style-name="T1">TestUrl <text:s text:c="11"/>: https://urs.microsoft.com/</text:span></text:p>
      <text:p text:style-name="P8"><text:span text:style-name="T1">UnblockUrl <text:s text:c="8"/>: https://urs.microsoft.com</text:span></text:p>
      <text:p text:style-name="P8"><text:span text:style-name="T1">DnsAliases <text:s text:c="8"/>: {wd-prod-ss.trafficmanager.net, </text:span></text:p>
      <text:p text:style-name="P8"><text:span text:style-name="T1"><text:s text:c="21"/>wd-prod-ss-us-east-2-fe.eastus.cloudapp.azure.com}</text:span></text:p>
      <text:p text:style-name="P8"><text:span text:style-name="T1">IpAddresses <text:s text:c="7"/>: {13.68.247.210}</text:span></text:p>
      <text:p text:style-name="P8"><text:span text:style-name="T1">Description <text:s text:c="7"/>: SmartScreen URL used by Internet Explorer (iexplore.exe)</text:span></text:p>
      <text:p text:style-name="P8"><text:span text:style-name="T1">Resolved <text:s text:c="10"/>: True</text:span></text:p>
      <text:p text:style-name="P8"><text:span text:style-name="T1">ActualStatusCode <text:s text:c="2"/>: 404</text:span></text:p>
      <text:p text:style-name="P8"><text:span text:style-name="T1">ExpectedStatusCode : 404</text:span></text:p>
      <text:p text:style-name="P8"><text:span text:style-name="T1">UnexpectedStatus <text:s text:c="2"/>: False</text:span></text:p>
      <text:p text:style-name="P1"/>
      <text:p text:style-name="P8"><text:span text:style-name="T1">Blocked <text:s text:c="11"/>: False</text:span></text:p>
      <text:p text:style-name="P8"><text:span text:style-name="T1">TestUrl <text:s text:c="11"/>: https://urs.smartscreen.microsoft.com/</text:span></text:p>
      <text:p text:style-name="P8"><text:span text:style-name="T1">UnblockUrl <text:s text:c="8"/>: https://*.smartscreen.microsoft.com</text:span></text:p>
      <text:p text:style-name="P8"><text:span text:style-name="T1">DnsAliases <text:s text:c="8"/>: {wd-prod-ss.trafficmanager.net, </text:span></text:p>
      <text:p text:style-name="P8"><text:span text:style-name="T1"><text:s text:c="21"/>wd-prod-ss-us-east-2-fe.eastus.cloudapp.azure.com}</text:span></text:p>
      <text:p text:style-name="P8"><text:span text:style-name="T1">IpAddresses <text:s text:c="7"/>: {13.68.247.210}</text:span></text:p>
      <text:p text:style-name="P8"><text:span text:style-name="T1">Description <text:s text:c="7"/>: SmartScreen URL used by Windows Defender Antivirus Network Inspection </text:span></text:p>
      <text:p text:style-name="P8"><text:span text:style-name="T1"><text:s text:c="21"/>Service (NisSrv.exe), Windows Defender SmartScreen (smartscreen.exe), </text:span></text:p>
      <text:p text:style-name="P8"><text:span text:style-name="T1"><text:s text:c="21"/>Windows Defender Exploit Guard Network Protection (wdnsfltr.exe)</text:span></text:p>
      <text:p text:style-name="P8"><text:span text:style-name="T1">Resolved <text:s text:c="10"/>: True</text:span></text:p>
      <text:p text:style-name="P8"><text:span text:style-name="T1">ActualStatusCode <text:s text:c="2"/>: 404</text:span></text:p>
      <text:p text:style-name="P8"><text:span text:style-name="T1">ExpectedStatusCode : 404</text:span></text:p>
      <text:p text:style-name="P8"><text:span text:style-name="T1">UnexpectedStatus <text:s text:c="2"/>: False</text:span></text:p>
      <text:p text:style-name="P1"/>
      <text:p text:style-name="P1"/>
      <text:p text:style-name="P1"/>
      <text:p text:style-name="P1"/>
      <text:p text:style-name="P8"><text:span text:style-name="T1">PS C:\Users\ncterry\Desktop\HTTP-Connectivity-Tester\Examples\Microsoft\WindowsDefenderSmartScreen&gt; <text:s/></text:span></text:p>
      <text:p text:style-name="P3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3T13:32:30.941000000</meta:creation-date>
    <dc:date>2021-02-03T13:42:21.770000000</dc:date>
    <meta:editing-duration>PT2M5S</meta:editing-duration>
    <meta:editing-cycles>3</meta:editing-cycles>
    <meta:generator>LibreOffice/6.4.7.2$Windows_X86_64 LibreOffice_project/639b8ac485750d5696d7590a72ef1b496725cfb5</meta:generator>
    <meta:document-statistic meta:table-count="0" meta:image-count="0" meta:object-count="0" meta:page-count="8" meta:paragraph-count="529" meta:word-count="1773" meta:character-count="20878" meta:non-whitespace-character-count="17991"/>
  </office:meta>
</office:document-meta>
</file>